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21c" officeooo:paragraph-rsid="001da21c"/>
    </style:style>
    <style:style style:name="P2" style:family="paragraph" style:parent-style-name="Standard">
      <style:text-properties style:text-underline-style="solid" style:text-underline-width="auto" style:text-underline-color="font-color" officeooo:rsid="001da21c" officeooo:paragraph-rsid="001da21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a21c" officeooo:paragraph-rsid="001da21c" style:font-weight-asian="bold" style:font-weight-complex="bold"/>
    </style:style>
    <style:style style:name="P4" style:family="paragraph" style:parent-style-name="Standard">
      <style:text-properties fo:font-weight="bold" officeooo:rsid="001da21c" officeooo:paragraph-rsid="001da21c" style:font-weight-asian="bold" style:font-weight-complex="bold"/>
    </style:style>
    <style:style style:name="P5" style:family="paragraph" style:parent-style-name="Standard">
      <style:text-properties fo:font-weight="bold" officeooo:rsid="001f449e" officeooo:paragraph-rsid="001f449e" style:font-weight-asian="bold" style:font-weight-complex="bold"/>
    </style:style>
    <style:style style:name="P6" style:family="paragraph" style:parent-style-name="Standard">
      <style:text-properties officeooo:rsid="0020ae49" officeooo:paragraph-rsid="0020ae4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officeooo:rsid="001f449e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CLASES AND ID’S NAME</text:p>
      <text:p text:style-name="P1"/>
      <text:p text:style-name="P1">Se nombra:</text:p>
      <text:p text:style-name="P1"/>
      <text:p text:style-name="P1"/>
      <text:p text:style-name="P1"><text:span text:style-name="T3">main</text:span> → para caja contenedora de contenido principal</text:p>
      <text:p text:style-name="P1"/>
      <text:p text:style-name="P1"><text:span text:style-name="T3">container</text:span> → Se refiere a contenedor de cajas</text:p>
      <text:p text:style-name="P2"/>
      <text:p text:style-name="P1"><text:span text:style-name="T3">container-box </text:span>→ Se refiere a un contenedor de cajas dentro de un contenedora</text:p>
      <text:p text:style-name="P1"/>
      <text:p text:style-name="P1"><text:span text:style-name="T3">box→</text:span> Se refiere a la caja contenedora de dos o màs elementos (tags) , es usada en su mayorìa, para dividir la pantalla en izquierda, centro y derecha; <text:span text:style-name="T4">arriba, medio y abajo </text:span>en un diseño pensado en<text:span text:style-name="T1"> </text:span><text:span text:style-name="T2">display: flex</text:span></text:p>
      <text:p text:style-name="P1"/>
      <text:p text:style-name="P4">box-left</text:p>
      <text:p text:style-name="P4">box-right</text:p>
      <text:p text:style-name="P3">box-center</text:p>
      <text:p text:style-name="P4"/>
      <text:p text:style-name="P5">box-top</text:p>
      <text:p text:style-name="P5">box-mid</text:p>
      <text:p text:style-name="P5">box-bot</text:p>
      <text:p text:style-name="P2"/>
      <text:p text:style-name="P1"><text:span text:style-name="T3">ejemplo</text:span>:</text:p>
      <text:p text:style-name="P1"/>
      <text:p text:style-name="P1"/>
      <text:p text:style-name="P1">ID </text:p>
      <text:p text:style-name="P2"/>
      <text:p text:style-name="P1">Se nombra a un ID que hace referencia a una sección como:</text:p>
      <text:p text:style-name="P1"/>
      <text:p text:style-name="Standard">id=”section-container-content”</text:p>
      <text:p text:style-name="Standard"/>
      <text:p text:style-name="P1"/>
      <text:p text:style-name="P6">box-container :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5:23:53.424033841</meta:creation-date>
    <dc:date>2024-01-25T15:51:05.053490084</dc:date>
    <meta:editing-duration>PT17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98" meta:character-count="578" meta:non-whitespace-character-count="495"/>
  </office:meta>
</office:document-meta>
</file>